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44cm" fo:margin-left="-0.132cm" fo:margin-top="0cm" fo:margin-bottom="0cm" table:align="left" style:writing-mode="lr-tb"/>
    </style:style>
    <style:style style:name="Таблица1.A" style:family="table-column">
      <style:table-column-properties style:column-width="8.52cm"/>
    </style:style>
    <style:style style:name="Таблица1.B" style:family="table-column">
      <style:table-column-properties style:column-width="8.1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132cm" fo:border="0.5pt solid #000000"/>
    </style:style>
    <style:style style:name="P1" style:family="paragraph" style:parent-style-name="Footer">
      <style:paragraph-properties fo:margin-top="0.494cm" fo:margin-bottom="0.494cm" style:contextual-spacing="false"/>
    </style:style>
    <style:style style:name="P2" style:family="paragraph" style:parent-style-name="Footer">
      <style:paragraph-properties fo:margin-top="0.494cm" fo:margin-bottom="0.494cm" style:contextual-spacing="false" fo:text-align="center" style:justify-single-word="false"/>
    </style:style>
    <style:style style:name="P3" style:family="paragraph" style:parent-style-name="Standard">
      <style:paragraph-properties fo:margin-left="0cm" fo:margin-right="0.122cm" fo:margin-top="0.494cm" fo:margin-bottom="0.494cm" style:contextual-spacing="false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.122cm" fo:margin-top="0.494cm" fo:margin-bottom="0.494cm" style:contextual-spacing="false" fo:text-align="justify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5" style:family="paragraph" style:parent-style-name="Standard">
      <style:paragraph-properties fo:margin-left="0cm" fo:margin-right="0.122cm" fo:margin-top="0.494cm" fo:margin-bottom="0.494cm" style:contextual-spacing="true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.122cm" fo:margin-top="0.494cm" fo:margin-bottom="0.494cm" style:contextual-spacing="true" fo:text-align="center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7" style:family="paragraph" style:parent-style-name="Standard">
      <style:paragraph-properties fo:margin-left="0cm" fo:margin-right="0.122cm" fo:margin-top="0.494cm" fo:margin-bottom="0.494cm" style:contextual-spacing="true" fo:orphans="0" fo:widows="0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8" style:family="paragraph" style:parent-style-name="Standard">
      <style:paragraph-properties fo:margin-left="0cm" fo:margin-right="0.12cm" fo:margin-top="0.494cm" fo:margin-bottom="0.494cm" style:contextual-spacing="false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.12cm" fo:margin-top="0.494cm" fo:margin-bottom="0.494cm" style:contextual-spacing="false" fo:text-align="center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10" style:family="paragraph" style:parent-style-name="Standard">
      <style:paragraph-properties fo:margin-left="0cm" fo:margin-right="0.12cm" fo:margin-top="0.494cm" fo:margin-bottom="0.494cm" style:contextual-spacing="true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.12cm" fo:margin-top="0.494cm" fo:margin-bottom="0.494cm" style:contextual-spacing="true" fo:orphans="0" fo:widows="0" fo:text-indent="0cm" style:auto-text-indent="false"/>
    </style:style>
    <style:style style:name="P12" style:family="paragraph" style:parent-style-name="Standard">
      <style:paragraph-properties fo:margin-left="0cm" fo:margin-right="0.12cm" fo:margin-top="0.494cm" fo:margin-bottom="0.494cm" style:contextual-spacing="true" fo:orphans="0" fo:widows="0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13" style:family="paragraph" style:parent-style-name="Standard">
      <style:paragraph-properties fo:margin-top="0.494cm" fo:margin-bottom="0.494cm" style:contextual-spacing="true" fo:orphans="0" fo:widows="0"/>
    </style:style>
    <style:style style:name="P14" style:family="paragraph" style:parent-style-name="Standard">
      <style:paragraph-properties fo:margin-top="0.494cm" fo:margin-bottom="0.494cm" style:contextual-spacing="true" fo:orphans="0" fo:widows="0"/>
      <style:text-properties fo:color="#000000" loext:opacity="100%" fo:font-size="12pt" fo:language="ru" fo:country="RU" style:font-size-asian="12pt" style:font-size-complex="12pt"/>
    </style:style>
    <style:style style:name="P15" style:family="paragraph" style:parent-style-name="Standard" style:master-page-name="Standard">
      <style:paragraph-properties fo:margin-left="0cm" fo:margin-right="0.122cm" fo:margin-top="0.494cm" fo:margin-bottom="0.494cm" style:contextual-spacing="false" fo:text-align="center" style:justify-single-word="false" fo:orphans="0" fo:widows="0" fo:text-indent="0cm" style:auto-text-indent="false" style:page-number="auto"/>
      <style:text-properties fo:color="#000000" loext:opacity="100%" fo:font-size="12pt" fo:language="ru" fo:country="RU" style:font-size-asian="12pt" style:font-size-complex="12pt"/>
    </style:style>
    <style:style style:name="P16" style:family="paragraph" style:parent-style-name="Standard">
      <style:paragraph-properties fo:margin-left="0cm" fo:margin-right="0.122cm" fo:margin-top="0.494cm" fo:margin-bottom="0.494cm" style:contextual-spacing="false" fo:text-align="center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17" style:family="paragraph" style:parent-style-name="Standard">
      <style:paragraph-properties fo:margin-left="0cm" fo:margin-right="0.122cm" fo:margin-top="0.494cm" fo:margin-bottom="0.494cm" style:contextual-spacing="false" fo:text-align="justify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18" style:family="paragraph" style:parent-style-name="Standard">
      <style:paragraph-properties fo:margin-left="0cm" fo:margin-right="0.122cm" fo:margin-top="0.494cm" fo:margin-bottom="0.494cm" style:contextual-spacing="true" fo:text-align="justify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19" style:family="paragraph" style:parent-style-name="Standard">
      <style:paragraph-properties fo:margin-left="0cm" fo:margin-right="0.122cm" fo:margin-top="0.494cm" fo:margin-bottom="0.494cm" style:contextual-spacing="true" fo:text-align="center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20" style:family="paragraph" style:parent-style-name="Standard">
      <style:paragraph-properties fo:margin-left="0cm" fo:margin-right="0.12cm" fo:margin-top="0.494cm" fo:margin-bottom="0.176cm" style:contextual-spacing="false" fo:text-align="center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21" style:family="paragraph" style:parent-style-name="Standard">
      <style:paragraph-properties fo:margin-left="0cm" fo:margin-right="0.12cm" fo:margin-top="0.494cm" fo:margin-bottom="0.494cm" style:contextual-spacing="false" fo:text-align="justify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22" style:family="paragraph" style:parent-style-name="Standard">
      <style:paragraph-properties fo:margin-left="0cm" fo:margin-right="0.12cm" fo:margin-top="0.494cm" fo:margin-bottom="0.494cm" style:contextual-spacing="false" fo:text-align="center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P23" style:family="paragraph" style:parent-style-name="Standard">
      <style:paragraph-properties fo:margin-left="0cm" fo:margin-right="0.12cm" fo:margin-top="0.494cm" fo:margin-bottom="0.494cm" style:contextual-spacing="true" fo:text-align="justify" style:justify-single-word="false" fo:text-indent="0cm" style:auto-text-indent="false"/>
      <style:text-properties fo:color="#000000" loext:opacity="100%" fo:font-size="12pt" fo:language="ru" fo:country="RU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#ffff00" loext:char-shading-value="0"/>
    </style:style>
    <style:style style:name="T3" style:family="text">
      <style:text-properties fo:language="ru" fo:country="RU" officeooo:rsid="000111da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ize="12pt" fo:language="ru" fo:country="RU" style:font-size-asian="12pt" style:font-size-complex="12pt"/>
    </style:style>
    <style:style style:name="T6" style:family="text">
      <style:text-properties fo:color="#000000" loext:opacity="100%" fo:font-size="12pt" fo:language="ru" fo:country="RU" style:font-size-asian="12pt" style:font-size-complex="12pt" style:font-style-complex="italic" style:font-weight-complex="bold"/>
    </style:style>
    <style:style style:name="T7" style:family="text">
      <style:text-properties fo:color="#000000" loext:opacity="100%" fo:font-size="12pt" fo:language="ru" fo:country="RU" officeooo:rsid="00022f35" style:font-size-asian="12pt" style:font-size-complex="12pt" style:font-style-complex="italic" style:font-weight-complex="bold"/>
    </style:style>
    <style:style style:name="T8" style:family="text">
      <style:text-properties fo:color="#000000" loext:opacity="100%" fo:font-size="12pt" fo:language="ru" fo:country="RU" officeooo:rsid="000111da" style:font-size-asian="12pt" style:font-size-complex="12pt"/>
    </style:style>
    <style:style style:name="T9" style:family="text">
      <style:text-properties fo:color="#000000" loext:opacity="100%" fo:font-size="12pt" fo:language="ru" fo:country="RU" style:font-size-asian="12pt" style:language-asian="en" style:country-asian="US" style:font-size-complex="12pt"/>
    </style:style>
    <style:style style:name="T10" style:family="text">
      <style:text-properties fo:color="#000000" loext:opacity="100%" fo:font-size="12pt" fo:language="ru" fo:country="RU" fo:font-weight="bold" style:font-size-asian="12pt" style:font-weight-asian="bold" style:font-size-complex="12pt"/>
    </style:style>
    <style:style style:name="T11" style:family="text">
      <style:text-properties fo:color="#000000" loext:opacity="100%" fo:font-size="12pt" fo:language="ru" fo:country="RU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fo:font-size="12pt" fo:language="ru" fo:country="RU" fo:font-weight="bold" officeooo:rsid="000111da" fo:background-color="#ffff00" loext:char-shading-value="0" style:font-size-asian="12pt" style:language-asian="en" style:country-asian="US" style:font-weight-asian="bold" style:font-size-complex="12pt"/>
    </style:style>
    <style:style style:name="T13" style:family="text">
      <style:text-properties fo:color="#000000" loext:opacity="100%" fo:font-size="12pt" fo:language="ru" fo:country="RU" style:text-underline-style="solid" style:text-underline-width="auto" style:text-underline-color="font-color" style:font-size-asian="12pt" style:font-size-complex="12pt"/>
    </style:style>
    <style:style style:name="T14" style:family="text">
      <style:text-properties fo:color="#000000" loext:opacity="100%" fo:font-size="12pt" fo:language="ru" fo:country="RU" style:text-underline-style="solid" style:text-underline-width="auto" style:text-underline-color="font-color" officeooo:rsid="000111da" style:font-size-asian="12pt" style:font-size-complex="12pt"/>
    </style:style>
    <style:style style:name="T15" style:family="text">
      <style:text-properties fo:color="#000000" loext:opacity="100%" fo:font-size="12pt" fo:language="ru" fo:country="RU" fo:background-color="#ffff00" loext:char-shading-value="0" style:font-size-asian="12pt" style:font-size-complex="12pt"/>
    </style:style>
    <style:style style:name="T16" style:family="text">
      <style:text-properties fo:color="#000000" loext:opacity="100%" fo:font-size="12pt" fo:language="ru" fo:country="RU" officeooo:rsid="000111da" fo:background-color="#ffff00" loext:char-shading-value="0" style:font-size-asian="12pt" style:font-size-complex="12pt"/>
    </style:style>
    <style:style style:name="T17" style:family="text">
      <style:text-properties fo:color="#000000" loext:opacity="100%" fo:font-size="12pt" fo:language="ru" fo:country="RU" fo:background-color="#ffff00" loext:char-shading-value="0" style:font-size-asian="12pt" style:language-asian="en" style:country-asian="US" style:font-size-complex="12pt"/>
    </style:style>
    <style:style style:name="T18" style:family="text">
      <style:text-properties fo:color="#000000" loext:opacity="100%" fo:font-size="12pt" fo:language="ru" fo:country="RU" officeooo:rsid="000111da" fo:background-color="#ffff00" loext:char-shading-value="0" style:font-size-asian="12pt" style:language-asian="en" style:country-asian="US" style:font-size-complex="12pt"/>
    </style:style>
    <style:style style:name="T19" style:family="text">
      <style:text-properties fo:color="#000000" loext:opacity="100%" fo:font-size="12pt" style:font-size-asian="12pt" style:font-size-complex="12pt"/>
    </style:style>
    <style:style style:name="T20" style:family="text">
      <style:text-properties fo:color="#000000" loext:opacity="100%" fo:font-size="12pt" style:font-size-asian="12pt" style:font-size-complex="12pt" style:font-style-complex="italic" style:font-weight-complex="bold"/>
    </style:style>
    <style:style style:name="T21" style:family="text">
      <style:text-properties fo:color="#000000" loext:opacity="100%" style:font-name="Times New Roman" fo:font-size="12pt" fo:language="ru" fo:country="RU" officeooo:rsid="00022f35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style:font-style-complex="italic" style:font-weight-complex="bold"/>
    </style:style>
    <style:style style:name="T22" style:family="text">
      <style:text-properties fo:color="#000000" loext:opacity="100%" style:font-name="Times New Roman" fo:font-size="12pt" fo:language="ru" fo:country="RU" officeooo:rsid="000111da" style:letter-kerning="false" fo:background-color="#ffff00" loext:char-shading-value="0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23" style:family="text">
      <style:text-properties fo:font-size="12pt" fo:language="ru" fo:country="RU" style:font-size-asian="12pt" style:font-size-complex="12pt"/>
    </style:style>
    <style:style style:name="T24" style:family="text">
      <style:text-properties fo:font-size="12pt" fo:language="ru" fo:country="RU" fo:font-style="italic" style:font-size-asian="12pt" style:font-style-asian="italic" style:font-size-complex="12pt" style:font-style-complex="italic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0111da" fo:background-color="#ffff00" loext:char-shading-value="0"/>
    </style:style>
    <style:style style:name="T28" style:family="text">
      <style:text-properties style:font-name="Times New Roman" officeooo:rsid="000111da" style:letter-kerning="false" fo:background-color="#ffff00" loext:char-shading-value="0" style:font-name-asian="Times New Roman1" style:language-asian="en" style:country-asian="US" style:font-name-complex="Times New Roman1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ТРУДОВОЙ ДОГОВОР <text:s text:c="3"/>№ <text:s/>_________________</text:p>
      <text:p text:style-name="P18">г. Москва <text:s text:c="74"/>«______» __________________ 2023 г.</text:p>
      <text:p text:style-name="P5"><text:span text:style-name="T11">Федеральное государственное бюджетное образовательное учреждение высшего образования «Московский государственный технический университет имени Н.Э. Баумана (национальный исследовательский университет)» (МГТУ им. Н.Э. Баумана)</text:span><text:span text:style-name="T5">, именуемое в дальнейшем «Работодатель», в лице Проректора по кадровой политике и организационному развитию Раевской Юлии Игоревны, действующей на основании доверенности № 6 от 31 декабря 2022г. и приказа по Университету от 16 ноября 2022 г. № 02.01-03/1524 с одной стороны</text:span><text:span text:style-name="T19"> </text:span><text:span text:style-name="T5">и</text:span><text:span text:style-name="T19"> </text:span><text:span text:style-name="T12">ФИО</text:span><text:span text:style-name="T5">, именуемый (-ая) в дальнейшем <text:s/></text:span><text:span text:style-name="T10">Работник</text:span><text:span text:style-name="T5">, с другой стороны</text:span><text:span text:style-name="T19"> </text:span><text:span text:style-name="T5">заключили настоящий трудовой договор о нижеследующем.</text:span><text:bookmark text:name="_Hlk131150281"/></text:p>
      <text:p text:style-name="P20">1. ОБЩИЕ ПОЛОЖЕНИЯ</text:p>
      <text:p text:style-name="P8"><text:span text:style-name="T5">1.1. По настоящему трудовому договору Работодатель предоставляет Работнику работу по должности </text:span><text:span text:style-name="T14">техник</text:span><text:span text:style-name="T5">, а Работник обязуется лично выполнять указанную работу в соответствии с условиями настоящего трудового договора.</text:span></text:p>
      <text:p text:style-name="P8"><text:span text:style-name="T5">1.2. Работник принимается на работу в лабораторию </text:span><text:span text:style-name="T9">ПКИ УНМКЦ </text:span><text:span text:style-name="T5">НУК СМ. </text:span></text:p>
      <text:p text:style-name="P21">1.3. Место работы Работника – МГТУ им. Н.Э. Баумана, г.Москва. </text:p>
      <text:p text:style-name="P8"><text:span text:style-name="T5">1.4. Работа по настоящему трудовому договору</text:span><text:span text:style-name="T19"> </text:span><text:span text:style-name="T5">является для Работника </text:span><text:span text:style-name="T13">основной на «0,</text:span><text:span text:style-name="T14">1</text:span><text:span text:style-name="T13">» ставки</text:span><text:span text:style-name="T5">.</text:span></text:p>
      <text:p text:style-name="P8"><text:span text:style-name="T23">1.5. Условия труда на рабочем месте Работника «допустимые»</text:span><text:span text:style-name="T25"> </text:span><text:span text:style-name="T23">– «класс 2» (по результатам специальной оценки условий труда от «14 августа 2017 г.» «№144»).</text:span><text:span text:style-name="T1"> </text:span><text:bookmark text:name="_Hlk131150390"/></text:p>
      <text:p text:style-name="P10"><text:span text:style-name="T5">1.6. Настоящий трудовой договор заключается на срок с 1 </text:span><text:span text:style-name="T8">сентября</text:span><text:span text:style-name="T5"> 2023 г. по 3</text:span><text:span text:style-name="T8">0 июня 2024 </text:span><text:span text:style-name="T5">г., в соответствии со ст. 59 Трудового кодекса Российской Федерации. </text:span></text:p>
      <text:p text:style-name="P8"><text:span text:style-name="T5">1.7. Дата начала работы – </text:span><text:bookmark-start text:name="_Hlk131150477"/><text:span text:style-name="T5"><text:s text:c="2"/>1 сентября 2023 г.</text:span><text:bookmark-end text:name="_Hlk131150477"/></text:p>
      <text:p text:style-name="P21">1.8. Работнику устанавливается испытательный срок 2 недели. </text:p>
      <text:p text:style-name="P16">2. ПРАВА И ОБЯЗАННОСТИ РАБОТНИКА</text:p>
      <text:p text:style-name="P21">2.1. Работник имеет право на:</text:p>
      <text:p text:style-name="P8"><text:span text:style-name="T5">2.1.1. Предоставление ему работы, обусловленной настоящим трудовым договором,</text:span><text:span text:style-name="T19"> </text:span><text:span text:style-name="T5">а также рабочего места, соответствующего государственным нормативным требованиям охраны труда.</text:span></text:p>
      <text:p text:style-name="P21">2.1.2. Обеспечение рабочего места оборудованием, инструментами, технической документацией и иными средствами, необходимыми для исполнения им трудовых обязанностей.</text:p>
      <text:p text:style-name="P21">2.1.3. Своевременную и в полном объеме выплату заработной платы в соответствии с квалификацией, сложностью, количеством и качеством выполненной работы.</text:p>
      <text:p text:style-name="P21"><text:soft-page-break/>2.1.4. Полную и достоверную информацию об условиях труда и требованиях охраны труда на рабочем месте.</text:p>
      <text:p text:style-name="P8"><text:span text:style-name="T5">2.1.5. Оказание содействия</text:span><text:span text:style-name="T19"> </text:span><text:span text:style-name="T5">в исполнении своих должностных обязанностей и прав.</text:span></text:p>
      <text:p text:style-name="P21">2.1.6. Внесение предложений по совершенствованию работы, обусловленной настоящим трудовым договором.</text:p>
      <text:p text:style-name="P8"><text:span text:style-name="T5">2.1.7. Отдых, то есть соблюдение ежедневной продолжительности рабочего времени, предоставление перерывов для отдыха и питания, еженедельных выходных дней, оплачиваемых ежегодных отпусков в соответствии с настоящим трудовым договором и трудовым законодательством</text:span><text:span text:style-name="T1"> </text:span><text:span text:style-name="T5">Российской Федерации.</text:span></text:p>
      <text:p text:style-name="P8"><text:span text:style-name="T5">2.1.8.</text:span><text:span text:style-name="T19"> </text:span><text:span text:style-name="T5">Изменение и расторжение трудового договора в порядке и на условиях, которые установлены законодательством Российской Федерации.</text:span></text:p>
      <text:p text:style-name="P8"><text:span text:style-name="T5">2.1.9. Осуществление иных</text:span><text:span text:style-name="T19"> </text:span><text:span text:style-name="T5">прав, предусмотренных</text:span><text:span text:style-name="T19"> </text:span><text:span text:style-name="T5">трудовым законодательством Российской Федерации и</text:span><text:span text:style-name="T19"> </text:span><text:span text:style-name="T5">настоящим трудовым договором.</text:span></text:p>
      <text:p text:style-name="P21">2.2. Работник обязан:</text:p>
      <text:p text:style-name="P21">2.2.1. Добросовестно исполнять свои трудовые обязанности, возложенные на него настоящим трудовым договором и должностной инструкцией, выполнять установленные нормы труда.</text:p>
      <text:p text:style-name="P21">2.2.2. Соблюдать Правила внутреннего трудового распорядка, действующие у Работодателя, требования по охране труда и обеспечению безопасности труда, иные локальные нормативные акты Работодателя, непосредственно связанные с трудовой деятельностью Работника, с которыми Работник был ознакомлен под подпись.</text:p>
      <text:p text:style-name="P21">2.2.3. Соблюдать трудовую дисциплину.</text:p>
      <text:p text:style-name="P21">2.2.4. Бережно относиться к имуществу Работодателя, в том числе находящемуся у Работодателя имуществу третьих лиц, если Работодатель несет ответственность за сохранность этого имущества, и других работников.</text:p>
      <text:p text:style-name="P8"><text:span text:style-name="T5">2.2.5.</text:span><text:span text:style-name="T19"> </text:span><text:span text:style-name="T5">Не разглашать конфиденциальную (коммерческую, техническую, персональную) информацию, ставшую ему известной в процессе осуществления трудовой функции.</text:span></text:p>
      <text:p text:style-name="P21">2.2.6. Незамедлительно сообщать Работодателю либо непосредственному руководителю о возникновении ситуации, представляющей угрозу жизни и здоровью людей, сохранности имущества Работодателя, в том числе находящемуся у Работодателя имуществу третьих лиц, если Работодатель несет ответственность за сохранность этого имущества, имуществу других работников.</text:p>
      <text:p text:style-name="P21">2.2.7. Соблюдать антикоррупционную политику Работодателя, направленную на противодействие коррупции и получение сведений о возможных фактах коррупционных правонарушений.</text:p>
      <text:p text:style-name="P23">2.2.8. Уведомлять Работодателя, об обращении к нему каких-либо лиц в целях склонения к совершению коррупционных правонарушений.29</text:p>
      <text:p text:style-name="P23"><text:soft-page-break/>2.2.9. Уведомлять Работодателя о личной заинтересованности при исполнении трудовых обязанностей, которая может привести к конфликту интересов, как только ему станет об этом известно.</text:p>
      <text:p text:style-name="P6"/>
      <text:p text:style-name="P6">3. ПРАВА И ОБЯЗАННОСТИ РАБОТОДАТЕЛЯ</text:p>
      <text:p text:style-name="P6"/>
      <text:p text:style-name="P23">3.1. Работодатель имеет право:</text:p>
      <text:p text:style-name="P8"><text:span text:style-name="T5">3.1.1.</text:span><text:span text:style-name="T19"> </text:span><text:span text:style-name="T5">Изменять и расторгать трудовой договор с Работником в порядке и на условиях, которые установлены законодательством Российской Федерации.</text:span></text:p>
      <text:p text:style-name="P21">3.1.2. Требовать от Работника добросовестного исполнения обязанностей по настоящему трудовому договору и иных обязанностей, предусмотренных законодательством Российской Федерации и Уставом МГТУ им. Н.Э. Баумана.</text:p>
      <text:p text:style-name="P21">3.1.3. Требовать от Работника бережного отношения к имуществу Работодателя (в том числе к имуществу третьих лиц, находящемуся у Работодателя, если Работодатель несет ответственность за сохранность этого имущества) и других работников.</text:p>
      <text:p text:style-name="P21">3.1.4. Принимать локальные акты, непосредственно связанные с трудовой деятельностью Работника, в том числе Правила внутреннего трудового распорядка, требования по охране труда и обеспечению безопасности труда, решения о направлении Работника в служебные командировки.</text:p>
      <text:p text:style-name="P21">3.1.5. Поощрять Работника за добросовестный эффективный труд.</text:p>
      <text:p text:style-name="P21">3.1.6. Привлекать Работника к дисциплинарной и материальной ответственности в порядке, установленном законодательством Российской Федерации.</text:p>
      <text:p text:style-name="P21">3.1.7. Осуществлять иные права, предусмотренные трудовым законодательством Российской Федерации, настоящим трудовым договором.</text:p>
      <text:p text:style-name="P21">3.2. Работодатель обязан:</text:p>
      <text:p text:style-name="P21">3.2.1. Соблюдать трудовое законодательство и иные нормативные правовые акты, содержащие нормы трудового права, локальные нормативные акты, условия соглашений и настоящего трудового договора.</text:p>
      <text:p text:style-name="P21">3.2.2. Предоставить Работнику работу, обусловленную настоящим трудовым договором.</text:p>
      <text:p text:style-name="P21">3.2.3. Обеспечить безопасность и условия труда Работника, соответствующие нормативным требованиям охраны труда.</text:p>
      <text:p text:style-name="P21">3.2.4. Обеспечивать Работника оборудованием, инструментами, технической документацией и иными средствами, необходимыми для исполнения им трудовых обязанностей.</text:p>
      <text:p text:style-name="P8"><text:span text:style-name="T5">3.2.5.</text:span><text:span text:style-name="T19"> </text:span><text:span text:style-name="T5">Вести учет рабочего времени, фактически отработанного Работником.</text:span></text:p>
      <text:p text:style-name="P21">3.2.6. Выплачивать в полном размере причитающуюся работнику заработную плату в установленные сроки.</text:p>
      <text:p text:style-name="P21"><text:soft-page-break/>3.2.7. Осуществлять обработку и обеспечивать защиту персональных данных Работника в соответствии с законодательством Российской Федерации.</text:p>
      <text:p text:style-name="P21">3.2.8. Знакомить Работника под подпись с принимаемыми локальными нормативными актами, непосредственно связанными с его трудовой деятельностью.</text:p>
      <text:p text:style-name="P21">3.2.9. Обеспечивать бытовые нужды Работника, связанные с исполнением им трудовых обязанностей.</text:p>
      <text:p text:style-name="P8"><text:span text:style-name="T5">3.2.10. Возмещать вред, причиненный Работнику в связи с исполнением</text:span><text:span text:style-name="T19"> </text:span><text:span text:style-name="T5">трудовых обязанностей в порядке и на условиях, которые установлены законодательством Российской Федерации.</text:span></text:p>
      <text:p text:style-name="P8"><text:span text:style-name="T5">3.2.11.</text:span><text:span text:style-name="T19"> </text:span><text:span text:style-name="T5">Вести на Работника трудовую книжку или формировать в электронном виде сведения о трудовой деятельности в соответствии с законодательством Российской Федерации.</text:span></text:p>
      <text:p text:style-name="P21">3.2.12. Исполнять иные обязанности, предусмотренные трудовым законодательством и иными нормативно-правовыми актами, содержащими нормы трудового права, коллективным договором, соглашениями, локальными нормативными актами и настоящим трудовым договором.</text:p>
      <text:p text:style-name="P16">4. ОПЛАТА ТРУДА И СОЦИАЛЬНЫЕ ГАРАНТИИ</text:p>
      <text:p text:style-name="P8"><text:span text:style-name="T6">4.1. За выполнение трудовых обязанностей, предусмотренных настоящим трудовым договором, Работнику устанавливается должностной оклад в размере</text:span><text:span text:style-name="T20"> </text:span><text:span text:style-name="T6">«</text:span><text:span text:style-name="T7">15590</text:span><text:span text:style-name="T6">» («</text:span><text:span text:style-name="T21">пятнадцать тысяч пятьсот девяносто</text:span><text:span text:style-name="T6">»)</text:span><text:span text:style-name="T20"> </text:span><text:span text:style-name="T6">рублей в месяц. Заработная плата выплачивается пропорционально фактически отработанному времени в оплачиваемом периоде.</text:span><text:bookmark text:name="_Hlk131151626"/></text:p>
      <text:p text:style-name="P21">4.2. Условия и размеры стимулирующих и компенсационных выплат (доплаты, надбавки, премии и иные выплаты, предусмотренные системой оплаты труда Работодателя или законодательством Российской Федерации) определяются, коллективным договором, локальными нормативными актами Работодателя, законодательством Российской Федерации.</text:p>
      <text:p text:style-name="P21">4.3. Заработная плата выплачивается Работнику не реже чем каждые полмесяца в даты, установленные Правилами внутреннего трудового распорядка Работодателя. При совпадении дня выплаты с выходным или нерабочим праздничным днем выплата заработной платы производится накануне этого дня. Оплата отпуска производится не позднее, чем за три дня до его начала.</text:p>
      <text:p text:style-name="P21">4.4. Работодатель с заработной платы Работника перечисляет налоги в размерах и порядке, предусмотренных действующим законодательством Российской Федерации.</text:p>
      <text:p text:style-name="P21">4.5. Из заработной платы Работника могут производиться удержания в случаях, предусмотренных законодательством Российской Федерации.</text:p>
      <text:p text:style-name="P21">4.6. На Работника распространяются льготы, гарантии и компенсации, установленные законодательством Российской Федерации и локальными нормативными актами Работодателя.</text:p>
      <text:p text:style-name="P16">5. РАБОЧЕЕ ВРЕМЯ И ВРЕМЯ ОТДЫХА</text:p>
      <text:p text:style-name="P8"><text:soft-page-break/><text:span text:style-name="T5">5.1. Работнику устанавливается «</text:span><text:span text:style-name="T8">однодневная</text:span><text:span text:style-name="T5">» рабочая неделя продолжительностью «</text:span><text:span text:style-name="T8">4</text:span><text:span text:style-name="T5"> (</text:span><text:span text:style-name="T8">четыре</text:span><text:span text:style-name="T5">)» час</text:span><text:span text:style-name="T8">а</text:span><text:span text:style-name="T5">, </text:span><text:span text:style-name="T15">выходные дни: «понедельник, </text:span><text:span text:style-name="T16">вторник, четверг, пятница, </text:span><text:span text:style-name="T15">суббота и воскресенье». Начало рабочего дня – «1</text:span><text:span text:style-name="T16">4</text:span><text:span text:style-name="T15">:00», окончание – «1</text:span><text:span text:style-name="T16">8</text:span><text:span text:style-name="T15">:00»</text:span><text:span text:style-name="T5">, время перерыва для отдыха и питания определяется Правилами внутреннего трудового распорядка, для данной категории работников, с которыми Работник ознакомлен под подпись до подписания настоящего трудового договора.</text:span><text:span text:style-name="T1"> </text:span><text:bookmark text:name="_Hlk131151664"/></text:p>
      <text:p text:style-name="P8"><text:span text:style-name="T5">5.2.</text:span><text:span text:style-name="T19"> </text:span><text:span text:style-name="T5">Работодатель вправе привлекать Работника к работе в выходные и нерабочие праздничные дни, а также к сверхурочной работе в порядке и на условиях, установленных трудовым законодательством Российской Федерации.</text:span></text:p>
      <text:p text:style-name="P8"><text:span text:style-name="T5">5.3. Работнику предоставляется ежегодный основной оплачиваемый отпуск продолжительностью 28 календарных дней.</text:span><text:span text:style-name="T19"> </text:span><text:span text:style-name="T5">По соглашению сторон ежегодный оплачиваемый отпуск может предоставляться Работнику по частям. При этом хотя бы одна часть отпуска должна быть не менее 14 календарных дней.</text:span><text:bookmark text:name="_Hlk131093051"/></text:p>
      <text:p text:style-name="P21">5.4. Ежегодный основной оплачиваемый отпуск предоставляется Работнику в порядке, установленном Трудовым кодексом Российской Федерации.</text:p>
      <text:p text:style-name="P21">5.5. По семейным обстоятельствам и другим уважительным причинам Работнику на основании его письменного заявления может быть предоставлен отпуск без сохранения заработной платы, продолжительность которого определяется по соглашению между Работником и Работодателем или локальными нормативными актами работодателя.</text:p>
      <text:p text:style-name="P8"><text:span text:style-name="T5">5.6.</text:span><text:span text:style-name="T19"> </text:span><text:span text:style-name="T5">В случаях, предусмотренных законодательством Российской Федерации, Работодатель обязан предоставить Работнику отпуск без сохранения заработной платы.</text:span></text:p>
      <text:p text:style-name="P16">6. СОЦИАЛЬНОЕ СТРАХОВАНИЕ</text:p>
      <text:p text:style-name="P4">6.1. Работник подлежит обязательному социальному страхованию в связи с трудовой деятельностью. Виды и условия обязательного социального страхования работника связи с трудовой деятельностью осуществляются Работодателем в соответствии с законодательством Российской Федерации.</text:p>
      <text:p text:style-name="P16">7. ИНЫЕ УСЛОВИЯ ТРУДОВОГО ДОГОВОРА</text:p>
      <text:p text:style-name="P8"><text:span text:style-name="T5">7.1. Работник обязуется в течение срока действия настоящего трудового договора и после его прекращения не разглашать охраняемую законом тайну и иную информацию, ставшую известной Работнику в связи с исполнением им трудовых обязанностей.</text:span><text:span text:style-name="T19"> </text:span></text:p>
      <text:p text:style-name="P21">7.2. В случае нарушения порядка использования и неправомерного разглашения информации, указанной в пункте 7.1 настоящего договора, соответствующая виновная сторона договора обязана возместить другой стороне причиненный ущерб в порядке, предусмотренном законодательством Российской Федерации.</text:p>
      <text:p text:style-name="P16">8. ОТВЕТСТВЕННОСТЬ СТОРОН ТРУДОВОГО ДОГОВОРА</text:p>
      <text:p text:style-name="P21">8.1. Работодатель и Работник несут ответственность за неисполнение или ненадлежащее исполнение взятых на себя обязанностей и обязательств, установленных настоящим трудовым договором, локальными нормативными актами Работодателя, законодательством Российской Федерации.</text:p>
      <text:p text:style-name="P21"><text:soft-page-break/>8.2. За совершение дисциплинарного проступка, то есть неисполнение или ненадлежащее исполнение Работником по его вине возложенных на него трудовых обязанностей, к Работнику могут быть применены дисциплинарные взыскания, предусмотренные трудовым законодательством Российской Федерации.</text:p>
      <text:p text:style-name="P21">8.3. Работодатель и Работник могут быть привлечены к материальной и иным видам юридической ответственности в порядке, предусмотренном законодательством Российской Федерации.</text:p>
      <text:p text:style-name="P16">9. ИЗМЕНЕНИЕ И ПРЕКРАЩЕНИЕ ТРУДОВОГО ДОГОВОРА</text:p>
      <text:p text:style-name="P21">9.1. Каждая из сторон настоящего трудового договора вправе ставить перед другой стороной вопрос о его дополнении или ином изменении его условий в порядке, предусмотренном трудовым законодательством Российской Федерации. </text:p>
      <text:p text:style-name="P21">9.2. Изменения и дополнения также могут быть внесены в настоящий трудовой договор при изменении законодательства Российской Федерации в части, затрагивающей права, обязанности и интересы сторон. </text:p>
      <text:p text:style-name="P21">9.3. Все изменения и дополнения настоящего трудового договора оформляются путем подписания дополнительного соглашения, являющегося неотъемлемой частью трудового договора.</text:p>
      <text:p text:style-name="P21">9.4. При расторжении трудового договора Работнику предоставляются гарантии и компенсации, предусмотренные законодательством Российской Федерации.</text:p>
      <text:p text:style-name="P16">10. ЗАКЛЮЧИТЕЛЬНЫЕ ПОЛОЖЕНИЯ</text:p>
      <text:p text:style-name="P21">10.1. Трудовые споры и разногласия сторон по вопросам соблюдения условий настоящего трудового договора разрешаются по соглашению сторон, а в случае невозможности достижения соглашения рассматриваются комиссией по трудовым спорам и (или) судом в порядке, установленном законодательством Российской Федерации.<text:bookmark text:name="_Hlk131152158"/></text:p>
      <text:p text:style-name="P21">10.2. В части, не предусмотренной настоящим трудовым договором, стороны руководствуются законодательством Российской Федерации.</text:p>
      <text:p text:style-name="P21">10.3. До подписания настоящего трудового договора Работник ознакомлен с Правилами внутреннего трудового распорядка, иными локальными нормативными актами Работодателя и документами, непосредственно связанными с трудовой деятельностью Работника, Коллективным договором, должностной инструкцией. </text:p>
      <text:p text:style-name="P4">С документами, указанными в п. 10.3. настоящего трудового договора ознакомлен(а).</text:p>
      <text:p text:style-name="P4"/>
      <text:p text:style-name="P21">Работник: _____________________/________________________/</text:p>
      <text:p text:style-name="P8"><text:span text:style-name="T5"><text:s/><text:tab/><text:tab/></text:span><text:span text:style-name="T24">(расшифровка указывается собственноручно).</text:span></text:p>
      <text:p text:style-name="P21">10.4. Настоящий трудовой договор заключен в двух экземплярах, имеющих одинаковую юридическую силу, и вступает в силу со дня его подписания Работником и Работодателем. Один экземпляр хранится Работодателем в личном деле Работника, второй – у Работника.<text:bookmark text:name="_Hlk131152087"/></text:p>
      <text:p text:style-name="P9"><text:soft-page-break/></text:p>
      <text:p text:style-name="P9">11. АДРЕСА, РЕКВИЗИТЫ И ПОДПИСИ СТОРОН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Работодатель:</text:p>
            <text:p text:style-name="P12"/>
            <text:p text:style-name="P12">Федеральное государственное бюджетное образовательное учреждение высшего образования «Московский государственный технический университет имени Н.Э.Баумана (национальный исследовательский университет)»</text:p>
            <text:p text:style-name="P12">(МГТУ им. Н.Э. Баумана)</text:p>
            <text:p text:style-name="P12">105005, г.Москва, ул. 2-я Бауманская, д.5, стр.1</text:p>
            <text:p text:style-name="P12">тел. +7(499)263-63-12</text:p>
            <text:p text:style-name="P12">ОГРН 1027739051779</text:p>
            <text:p text:style-name="P11"><text:span text:style-name="T5">ИНН 7701002520 <text:s/>КПП 770101001</text:span><text:span text:style-name="T1"><text:line-break/></text:span></text:p>
            <text:p text:style-name="P12">________________________ <text:s text:c="2"/>Ю.И.Раевская</text:p>
            <text:p text:style-name="P7"><text:s text:c="5"/>М. <text:s/>П.</text:p>
          </table:table-cell>
          <table:table-cell table:style-name="Таблица1.A1" office:value-type="string">
            <text:p text:style-name="P7">Работник:</text:p>
            <text:p text:style-name="P14">ФИО <text:span text:style-name="T28">Иванов Иван Иванович</text:span></text:p>
            <text:p text:style-name="P13"><text:span text:style-name="T1">Дата рождения </text:span><text:span text:style-name="T2">2</text:span><text:span text:style-name="T3">0</text:span><text:span text:style-name="T2">.0</text:span><text:span text:style-name="T3">5</text:span><text:span text:style-name="T2">.200</text:span><text:span text:style-name="T3">0</text:span><text:span text:style-name="T1"><text:line-break/></text:span><text:span text:style-name="T5">Паспорт серии </text:span><text:span text:style-name="T16">XXX</text:span><text:span text:style-name="T15"> № </text:span><text:span text:style-name="T16">XXXXXX</text:span><text:span text:style-name="T1"><text:line-break/></text:span><text:span text:style-name="T5">выдан Г</text:span><text:span text:style-name="T15">У МВД России</text:span><text:span text:style-name="T5">, <text:line-break/>дата выдачи </text:span><text:span text:style-name="T16">00</text:span><text:span text:style-name="T15">.0</text:span><text:span text:style-name="T16">0</text:span><text:span text:style-name="T15">.202</text:span><text:span text:style-name="T16">9</text:span><text:span text:style-name="T5">, код подразделения </text:span><text:span text:style-name="T16">00</text:span><text:span text:style-name="T15">0-0</text:span><text:span text:style-name="T16">00</text:span><text:span text:style-name="T1"><text:line-break/></text:span><text:span text:style-name="T5">Адрес регистрации:</text:span><text:span text:style-name="T15"> </text:span><text:span text:style-name="T17">г. </text:span><text:span text:style-name="T18">Москва</text:span><text:span text:style-name="T15">, ул. </text:span><text:span text:style-name="T22">Москва</text:span><text:span text:style-name="T5"> </text:span></text:p>
            <text:p text:style-name="P14">СНИЛС <text:span text:style-name="T28">XXX</text:span><text:span text:style-name="T26">-</text:span><text:span text:style-name="T27">XXX</text:span><text:span text:style-name="T26">-</text:span><text:span text:style-name="T27">XXX</text:span><text:span text:style-name="T26"> </text:span><text:span text:style-name="T27">XX</text:span></text:p>
            <text:p text:style-name="P7">___________________/______________/</text:p>
          </table:table-cell>
        </table:table-row>
      </table:table>
      <text:p text:style-name="P3"><text:span text:style-name="T23">Экземпляр трудового договора на руки получил(а) _____________/_______________ (</text:span><text:span text:style-name="T24">расшифровка указывается собственноручно</text:span><text:span text:style-name="T23">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94cm" fo:margin-bottom="0.494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4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494cm" fo:margin-bottom="0.494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Char" style:display-name="Header Char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>
      <style:text-properties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Char1" style:display-name="Header Char1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1" style:display-name="Footer Char1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Comment_20_Text_20_Char1" style:display-name="Comment Text Char1" style:family="text" style:parent-style-name="Default_20_Paragraph_20_Font">
      <style:text-properties fo:font-size="10pt" fo:language="en" fo:country="US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mment_20_Subject_20_Char1" style:display-name="Comment Subject Char1" style:family="text" style:parent-style-name="Comment_20_Text_20_Char">
      <style:text-properties fo:language="en" fo:country="US" fo:font-weight="bold" style:language-asian="en" style:country-asian="US" style:font-weight-asian="bold" style:font-weight-complex="bold"/>
    </style:style>
    <style:style style:name="Balloon_20_Text_20_Char1" style:display-name="Balloon Text Char1" style:family="text" style:parent-style-name="Default_20_Paragraph_20_Font">
      <style:text-properties fo:font-size="1pt" fo:language="en" fo:country="US" style:font-size-asian="1pt" style:language-asian="en" style:country-asian="US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494cm" fo:margin-bottom="0.494cm" style:contextual-spacing="false" fo:text-align="center" style:justify-single-word="false"/>
    </style:style>
    <style:style style:name="MP2" style:family="paragraph" style:parent-style-name="Footer">
      <style:paragraph-properties fo:margin-top="0.494cm" fo:margin-bottom="0.494cm" style:contextual-spacing="false"/>
    </style:style>
    <style:style style:name="MT1" style:family="text">
      <style:text-properties fo:language="ru" fo:country="RU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501cm" fo:margin-bottom="0cm" fo:margin-left="2.3cm" fo:margin-right="1.7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аница </text:span><text:span text:style-name="MT2"><text:page-number text:select-page="current">7</text:page-number></text:span><text:span text:style-name="MT1"><text:s/>из </text:span><text:span text:style-name="MT2"><text:page-count>7</text:page-count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7-05T09:23:00</meta:creation-date>
    <dc:language>ru-RU</dc:language>
    <meta:print-date>2023-07-20T13:03:35</meta:print-date>
    <dc:date>2023-07-21T16:56:06.619206885</dc:date>
    <meta:editing-cycles>10</meta:editing-cycles>
    <dc:title>ТРУДОВОЙ ДОГОВОР</dc:title>
    <meta:editing-duration>PT37M19S</meta:editing-duration>
    <meta:generator>LibreOffice/7.0.6.2$Linux_X86_64 LibreOffice_project/00$Build-2</meta:generator>
    <meta:document-statistic meta:table-count="1" meta:image-count="0" meta:object-count="0" meta:page-count="7" meta:paragraph-count="108" meta:word-count="1763" meta:character-count="15152" meta:non-whitespace-character-count="13385"/>
    <meta:user-defined meta:name="AppVersion">15.0000</meta:user-defined>
    <meta:user-defined meta:name="Company">SPecialiST RePack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